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MenuBar.localeChanged( Locale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MenuBar.setEditAddEnabled( boolean enabl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eterMenuBar.setFileLoadEnabled( boolean en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MenuBar.setFileSaveEnabled( boolean en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MenuBar.updateMenuElement( MenuElement menu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eterMenuBar.makeMenuItemRes( String resource , String actionCommand , KeyStroke keyStrok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MenuBar.setFileRevertEnabled( boolean en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MenuBar.setEditAddMenu( JMenu men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MenuBar.setRunning( boolean running , String ho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eterMenuBar.makeMenuItemRes( String resource ,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MenuBar.isResource( String actionComman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MeterMenuBar.setEditEnabled( boolean en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MenuBar.makeFile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MeterMenuBar.setProjectFileLoaded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MenuBar.setEditRemoveEnabled( boolean en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eterMenuBar.makeMenuItemNoRes( String label ,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MenuBar.JMeterMenuB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eterMenuBar.getRemote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MeterMenuBar.createMenu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ngMenuHelper.LangMenuHelper( JMenu _language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MenuBar.makeMenuRes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MenuBar.makeEdi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MenuBar.makeMenuItemRes( String resource , int mnemonic ,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MenuHelper.addLang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MenuBar.makeMenuItemRes( String resource , int mnemonic , String actionCommand , KeyStroke keyStrok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eterMenuBar.makeMenuRes( String resource , int mnemon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MenuBar.makeRunMenu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MeterMenuBar.makeLanguageMe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eterMenuBar.makeHel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eterMenuBar.makeOptionsMenu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eterMenuBar.set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eterMenuBar.setEditMenu( JPopupMenu men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